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5"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5"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1"><text:span text:style-name="T1">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span></text:p>
      <text:p text:style-name="P1"><text:span text:style-name="T1">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span></text:p>
      <text:list xml:id="list178557251" text:style-name="L1">
        <text:list-item>
          <text:p text:style-name="P3">Сохранность (если у вас испортится компьютер, то вся история изменения вашего файла останется на сервере)</text:p>
        </text:list-item>
        <text:list-item>
          <text:p text:style-name="P3">Возможность одновременной работы над одним файлом нескольких людей.</text:p>
        </text:list-item>
      </text:list>
      <text:p text:style-name="P1"><text:span text:style-name="T1">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span></text:p>
      <text:p text:style-name="P1"><text:span text:style-name="T1">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span></text:p>
      <text:p text:style-name="P1"><text:span text:style-name="T1">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span></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4093156316" text:style-name="L2">
        <text:list-item>
          <text:p text:style-name="P4">Мы доверили Git’у следить за нашей рабочей папкой.</text:p>
        </text:list-item>
        <text:list-item>
          <text:p text:style-name="P4">В папке есть текстовый файл, в котором идёт работа.</text:p>
        </text:list-item>
        <text:list-item>
          <text:p text:style-name="P4">Периодически мы забираем изменения других сотрудников в этом файле (команда pull).</text:p>
        </text:list-item>
        <text:list-item>
          <text:p text:style-name="P4">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11:36.529000000</dc:date>
    <meta:editing-duration>PT8S</meta:editing-duration>
    <meta:editing-cycles>1</meta:editing-cycles>
    <meta:document-statistic meta:table-count="0" meta:image-count="0" meta:object-count="0" meta:page-count="2" meta:paragraph-count="17" meta:word-count="606" meta:character-count="3944" meta:non-whitespace-character-count="3359"/>
  </office:meta>
</office:document-meta>
</file>